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348cm"/>
    </style:style>
    <style:style style:name="co2" style:family="table-column">
      <style:table-column-properties fo:break-before="auto" style:column-width="1.538cm"/>
    </style:style>
    <style:style style:name="co3" style:family="table-column">
      <style:table-column-properties fo:break-before="auto" style:column-width="9.677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1.035cm"/>
    </style:style>
    <style:style style:name="co6" style:family="table-column">
      <style:table-column-properties fo:break-before="auto" style:column-width="1.427cm"/>
    </style:style>
    <style:style style:name="co7" style:family="table-column">
      <style:table-column-properties fo:break-before="auto" style:column-width="9.313cm"/>
    </style:style>
    <style:style style:name="co8" style:family="table-column">
      <style:table-column-properties fo:break-before="auto" style:column-width="2.166cm"/>
    </style:style>
    <style:style style:name="ro1" style:family="table-row">
      <style:table-row-properties style:row-height="0.953cm" fo:break-before="auto" style:use-optimal-row-height="false"/>
    </style:style>
    <style:style style:name="ro2" style:family="table-row">
      <style:table-row-properties style:row-height="1.879cm" fo:break-before="auto" style:use-optimal-row-height="false"/>
    </style:style>
    <style:style style:name="ro3" style:family="table-row">
      <style:table-row-properties style:row-height="0.603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794cm" fo:break-before="auto" style:use-optimal-row-height="false"/>
    </style:style>
    <style:style style:name="ro6" style:family="table-row">
      <style:table-row-properties style:row-height="0.9cm" fo:break-before="auto" style:use-optimal-row-height="false"/>
    </style:style>
    <style:style style:name="ro7" style:family="table-row">
      <style:table-row-properties style:row-height="0.82cm" fo:break-before="auto" style:use-optimal-row-height="false"/>
    </style:style>
    <style:style style:name="ro8" style:family="table-row">
      <style:table-row-properties style:row-height="1.27cm" fo:break-before="auto" style:use-optimal-row-height="false"/>
    </style:style>
    <style:style style:name="ro9" style:family="table-row">
      <style:table-row-properties style:row-height="0.794cm" fo:break-before="page" style:use-optimal-row-height="false"/>
    </style:style>
    <style:style style:name="ro10" style:family="table-row">
      <style:table-row-properties style:row-height="0.926cm" fo:break-before="auto" style:use-optimal-row-height="false"/>
    </style:style>
    <style:style style:name="ro11" style:family="table-row">
      <style:table-row-properties style:row-height="0.582cm" fo:break-before="auto" style:use-optimal-row-height="false"/>
    </style:style>
    <style:style style:name="ro12" style:family="table-row">
      <style:table-row-properties style:row-height="1.508cm" fo:break-before="auto" style:use-optimal-row-height="false"/>
    </style:style>
    <style:style style:name="ro13" style:family="table-row">
      <style:table-row-properties style:row-height="1.058cm" fo:break-before="auto" style:use-optimal-row-height="false"/>
    </style:style>
    <style:style style:name="ro14" style:family="table-row">
      <style:table-row-properties style:row-height="0.397cm" fo:break-before="auto" style:use-optimal-row-height="false"/>
    </style:style>
    <style:style style:name="ta1" style:family="table" style:master-page-name="PageStyle_5f_Techno_20_sans_20_mdp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Balloon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0.088cm solid #3a3935" style:vertical-align="middle"/>
      <style:paragraph-properties fo:margin-left="0cm" style:writing-mode="page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0.088cm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border="0.002cm solid #000000" style:rotation-align="none" style:vertical-align="middle"/>
      <style:paragraph-properties fo:text-align="end" fo:margin-left="0cm"/>
    </style:style>
    <style:style style:name="ce2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h" style:country-asian="CN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h" style:country-asian="CN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margin-left="0cm" style:writing-mode="page"/>
    </style:style>
    <style:style style:name="ce28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30" style:family="table-cell" style:parent-style-name="Default">
      <style:table-cell-properties style:diagonal-bl-tr="none" style:diagonal-tl-br="none" fo:border="none" style:rotation-align="none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margin-left="0cm" style:writing-mode="page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font-size="12pt" style:font-size-asian="12pt" style:font-size-complex="12pt"/>
    </style:style>
    <style:style style:name="ce3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Techno sans mdp'.C11"/>
      <style:map style:condition="is-true-formula(LEN( [.C11])&lt;=120)" style:apply-style-name="texte_5f_9pt" style:base-cell-address="'Techno sans mdp'.C11"/>
      <style:map style:condition="is-true-formula(LEN( [.C11])&gt;120)" style:apply-style-name="texte_5f_7pt" style:base-cell-address="'Techno sans mdp'.C11"/>
    </style:style>
    <style:style style:name="ce37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0.088cm solid #3a3935"/>
    </style:style>
    <style:style style:name="ce38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18cm solid #3a3935" style:rotation-align="none" fo:border-top="none" style:vertical-align="middle"/>
      <style:paragraph-properties fo:text-align="start" fo:margin-left="0cm"/>
      <style:text-properties fo:font-size="8pt" style:font-size-asian="8pt" style:font-size-complex="8pt"/>
      <style:map style:condition="is-true-formula(LEN( [.C22])&lt;50)" style:apply-style-name="texte_5f_12pt" style:base-cell-address="'Techno sans mdp'.C22"/>
      <style:map style:condition="is-true-formula(LEN( [.C22])&lt;=120)" style:apply-style-name="texte_5f_9pt" style:base-cell-address="'Techno sans mdp'.C22"/>
      <style:map style:condition="is-true-formula(LEN( [.C22])&gt;120)" style:apply-style-name="texte_5f_7pt" style:base-cell-address="'Techno sans mdp'.C22"/>
    </style:style>
    <style:style style:name="ce39" style:family="table-cell" style:parent-style-name="Default">
      <style:table-cell-properties fo:border-bottom="0.035cm solid #3a3935" style:diagonal-bl-tr="none" style:diagonal-tl-br="none" fo:border-left="0.035cm solid #3a3935" fo:border-right="0.018cm solid #3a3935" style:rotation-align="none" fo:border-top="none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automatic"/>
      <style:paragraph-properties fo:margin-left="0cm" style:writing-mode="page"/>
    </style:style>
    <style:style style:name="ce42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Default">
      <style:table-cell-properties fo:border-bottom="none" style:text-align-source="fix" style:repeat-content="false" fo:border-left="none" fo:border-right="0.088cm solid #3a3935" fo:border-top="none" style:vertical-align="middle"/>
      <style:paragraph-properties fo:text-align="center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 fo:hyphenate="false"/>
    </style:style>
    <style:style style:name="ce49" style:family="table-cell" style:parent-style-name="Default">
      <style:table-cell-properties fo:border-bottom="0.088cm solid #3a3935" style:diagonal-bl-tr="none" style:diagonal-tl-br="none" fo:border-left="0.088cm solid #3a3935" fo:border-right="none" style:rotation-align="none" fo:border-top="non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  <style:text-properties fo:font-size="12pt" style:font-size-asian="12pt" style:font-size-complex="12pt"/>
    </style:style>
    <style:style style:name="ce5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60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1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Times New Roman1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ymbol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ymbol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9" style:family="table-cell" style:parent-style-name="Default">
      <style:table-cell-properties style:vertical-align="middle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font-name="Times New Roman1"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Symbol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7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74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0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Techno sans mdp'.C11"/>
      <style:map style:condition="is-true-formula(LEN( [.C11])&lt;=120)" style:apply-style-name="texte_5f_9pt" style:base-cell-address="'Techno sans mdp'.C11"/>
      <style:map style:condition="is-true-formula(LEN( [.C11])&gt;120)" style:apply-style-name="texte_5f_7pt" style:base-cell-address="'Techno sans mdp'.C11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Balloon" fo:font-size="16pt" fo:font-style="italic" fo:text-shadow="none" style:text-underline-style="solid" style:text-underline-width="auto" style:text-underline-color="font-color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Balloon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9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0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1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12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3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4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5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echno sans mdp" table:style-name="ta1" table:print-ranges="'Techno sans mdp'.A1:'Techno sans mdp'.G1048576">
        <office:forms form:automatic-focus="false" form:apply-design-mode="false"/>
        <table:table-column table:style-name="co1" table:default-cell-style-name="ce8"/>
        <table:table-column table:style-name="co2" table:default-cell-style-name="ce23"/>
        <table:table-column table:style-name="co3" table:default-cell-style-name="ce36"/>
        <table:table-column table:style-name="co4" table:default-cell-style-name="ce44"/>
        <table:table-column table:style-name="co5" table:default-cell-style-name="ce55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table:number-columns-spanned="5" table:number-rows-spanned="1">
            <text:p>[eleves;block=begin]FICHE SCOLAIRE DU DIPLÔME NATIONAL DU BREVET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61"/>
          <table:table-cell table:style-name="ce17" office:value-type="string">
            <text:p>SESSION 2010</text:p>
          </table:table-cell>
          <table:table-cell table:style-name="ce61" table:number-columns-repeated="1014"/>
          <table:table-cell table:number-columns-repeated="3"/>
        </table:table-row>
        <table:table-row table:style-name="ro2">
          <table:table-cell table:style-name="ce2" office:value-type="string" table:number-columns-spanned="5" table:number-rows-spanned="1">
            <text:p>Série technologique <text:span text:style-name="T1">sans</text:span><text:span text:style-name="T2"> module Découverte Professionnelle</text:span>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9"/>
        </table:table-row>
        <table:table-row table:style-name="ro3">
          <table:table-cell table:style-name="ce3" office:value-type="string">
            <text:p>Académie :<text:span text:style-name="T3"> </text:span><text:span text:style-name="T4">[eleves.acad]</text:span></text:p>
          </table:table-cell>
          <table:table-cell table:style-name="ce18" office:value-type="string" table:number-columns-spanned="4" table:number-rows-spanned="1">
            <text:p>ETABLISSEMENT FREQUENTE</text:p>
          </table:table-cell>
          <table:covered-table-cell table:style-name="ce31"/>
          <table:covered-table-cell table:style-name="ce31"/>
          <table:covered-table-cell table:style-name="ce50"/>
          <table:table-cell table:number-columns-repeated="1019"/>
        </table:table-row>
        <table:table-row table:style-name="ro3">
          <table:table-cell table:style-name="ce4" office:value-type="string">
            <text:p>Département : [eleves.departe]</text:p>
          </table:table-cell>
          <table:table-cell table:style-name="ce19" office:value-type="string" table:number-columns-spanned="4" table:number-rows-spanned="1">
            <text:p>[eleves.ecole]</text:p>
          </table:table-cell>
          <table:covered-table-cell table:style-name="ce32"/>
          <table:covered-table-cell table:style-name="ce32"/>
          <table:covered-table-cell table:style-name="ce51"/>
          <table:table-cell table:number-columns-repeated="1019"/>
        </table:table-row>
        <table:table-row table:style-name="ro3">
          <table:table-cell table:style-name="ce5" office:value-type="string">
            <text:p>Nom : [eleves.nom]</text:p>
          </table:table-cell>
          <table:table-cell table:style-name="ce19" office:value-type="string" table:number-columns-spanned="4" table:number-rows-spanned="1">
            <text:p>[eleves.adresse1]</text:p>
          </table:table-cell>
          <table:covered-table-cell table:style-name="ce32"/>
          <table:covered-table-cell table:style-name="ce32"/>
          <table:covered-table-cell table:style-name="ce51"/>
          <table:table-cell table:number-columns-repeated="1019"/>
        </table:table-row>
        <table:table-row table:style-name="ro3">
          <table:table-cell table:style-name="ce5" office:value-type="string">
            <text:p>Prénoms : [eleves.prenom]</text:p>
          </table:table-cell>
          <table:table-cell table:style-name="ce19" office:value-type="string" table:number-columns-spanned="4" table:number-rows-spanned="1">
            <text:p>[eleves.adresse2]</text:p>
          </table:table-cell>
          <table:covered-table-cell table:style-name="ce32"/>
          <table:covered-table-cell table:style-name="ce32"/>
          <table:covered-table-cell table:style-name="ce51"/>
          <table:table-cell table:number-columns-repeated="1019"/>
        </table:table-row>
        <table:table-row table:style-name="ro3">
          <table:table-cell table:style-name="ce5" office:value-type="string">
            <text:p>Né(e) le : [eleves.date_nais]</text:p>
          </table:table-cell>
          <table:table-cell table:style-name="ce19" office:value-type="string" table:number-columns-spanned="4" table:number-rows-spanned="1">
            <text:p>[eleves.codeposte] [eleves.commune]</text:p>
          </table:table-cell>
          <table:covered-table-cell table:style-name="ce32"/>
          <table:covered-table-cell table:style-name="ce32"/>
          <table:covered-table-cell table:style-name="ce51"/>
          <table:table-cell table:number-columns-repeated="1019"/>
        </table:table-row>
        <table:table-row table:style-name="ro4">
          <table:table-cell table:style-name="ce5" office:value-type="string">
            <text:p>À : <text:s/>[eleves.lieu_nais]</text:p>
          </table:table-cell>
          <table:table-cell table:style-name="ce20" office:value-type="string" table:number-columns-spanned="4" table:number-rows-spanned="1">
            <text:p>Classe de 3<text:span text:style-name="T6">ème</text:span></text:p>
          </table:table-cell>
          <table:covered-table-cell table:style-name="ce33"/>
          <table:covered-table-cell table:style-name="ce33"/>
          <table:covered-table-cell table:style-name="ce52"/>
          <table:table-cell table:number-columns-repeated="1019"/>
        </table:table-row>
        <table:table-row table:style-name="ro4">
          <table:table-cell table:style-name="ce6" office:value-type="string">
            <text:p>DISCIPLINES</text:p>
          </table:table-cell>
          <table:table-cell table:style-name="ce21" office:value-type="string" table:number-columns-spanned="1" table:number-rows-spanned="2">
            <text:p>Note moyenne de la classe <text:s text:c="3"/></text:p>
          </table:table-cell>
          <table:table-cell table:style-name="ce34" office:value-type="string">
            <text:p>APPRECIATIONS DES PROFESSEURS</text:p>
          </table:table-cell>
          <table:table-cell table:style-name="ce42" office:value-type="string" table:number-columns-spanned="2" table:number-rows-spanned="2">
            <text:p>Note moyenne de l'élève </text:p>
          </table:table-cell>
          <table:covered-table-cell table:style-name="ce53"/>
          <table:table-cell table:style-name="ce62" office:value-type="string" table:number-columns-spanned="2" table:number-rows-spanned="1">
            <text:p>Brevet Informatique et Internet <text:s text:c="3"/>B2I</text:p>
          </table:table-cell>
          <table:covered-table-cell table:style-name="ce75"/>
          <table:table-cell table:number-columns-repeated="1017"/>
        </table:table-row>
        <table:table-row table:style-name="ro5">
          <table:table-cell table:style-name="ce7"/>
          <table:covered-table-cell table:style-name="ce22"/>
          <table:table-cell table:style-name="ce35"/>
          <table:covered-table-cell table:style-name="ce43"/>
          <table:covered-table-cell table:style-name="ce54"/>
          <table:table-cell table:style-name="ce63" office:value-type="string">
            <text:p>[eleves.114.0;if [val]='MS';then 'X';else 'O'] </text:p>
          </table:table-cell>
          <table:table-cell table:style-name="ce76" office:value-type="string">
            <text:p>MS <text:span text:style-name="T7">Maîtrise du socle commun</text:span></text:p>
          </table:table-cell>
          <table:table-cell table:number-columns-repeated="1017"/>
        </table:table-row>
        <table:table-row table:style-name="ro6">
          <table:table-cell office:value-type="string">
            <text:p>Français</text:p>
          </table:table-cell>
          <table:table-cell office:value-type="string">
            <text:p>[eleves.101.3] /20</text:p>
          </table:table-cell>
          <table:table-cell office:value-type="string">
            <text:p>[eleves.101.4]</text:p>
          </table:table-cell>
          <table:table-cell office:value-type="string" table:number-columns-spanned="2" table:number-rows-spanned="1">
            <text:p>[eleves.101.1] /20</text:p>
          </table:table-cell>
          <table:covered-table-cell/>
          <table:table-cell table:style-name="ce63" office:value-type="string">
            <text:p>[eleves.114.0;if [val]='ME';then 'X';else 'O ']</text:p>
          </table:table-cell>
          <table:table-cell table:style-name="ce77" office:value-type="string">
            <text:p>ME<text:span text:style-name="T8"> Maîtrise de </text:span><text:span text:style-name="T9">certains éléments du socle commun</text:span><text:span text:style-name="T7"> </text:span></text:p>
          </table:table-cell>
          <table:table-cell table:number-columns-repeated="1017"/>
        </table:table-row>
        <table:table-row table:style-name="ro6">
          <table:table-cell office:value-type="string">
            <text:p>Mathématiques</text:p>
          </table:table-cell>
          <table:table-cell office:value-type="string">
            <text:p>[eleves.102.3] /20</text:p>
          </table:table-cell>
          <table:table-cell office:value-type="string">
            <text:p>[eleves.102.4]</text:p>
          </table:table-cell>
          <table:table-cell office:value-type="string" table:number-columns-spanned="2" table:number-rows-spanned="1">
            <text:p>[eleves.102.1] /20</text:p>
          </table:table-cell>
          <table:covered-table-cell/>
          <table:table-cell table:style-name="ce64"/>
          <table:table-cell table:style-name="ce29"/>
          <table:table-cell table:number-columns-repeated="1017"/>
        </table:table-row>
        <table:table-row table:style-name="ro6">
          <table:table-cell office:value-type="string">
            <text:p>Langue vivante étrangère</text:p>
          </table:table-cell>
          <table:table-cell office:value-type="string">
            <text:p>[eleves.103.3] /20</text:p>
          </table:table-cell>
          <table:table-cell office:value-type="string">
            <text:p>[eleves.103.4]</text:p>
          </table:table-cell>
          <table:table-cell office:value-type="string" table:number-columns-spanned="2" table:number-rows-spanned="1">
            <text:p>[eleves.103.1] /20</text:p>
          </table:table-cell>
          <table:covered-table-cell/>
          <table:table-cell table:style-name="ce65"/>
          <table:table-cell table:style-name="ce29"/>
          <table:table-cell table:number-columns-repeated="1017"/>
        </table:table-row>
        <table:table-row table:style-name="ro6">
          <table:table-cell office:value-type="string">
            <text:p>Sciences Physiques</text:p>
          </table:table-cell>
          <table:table-cell office:value-type="string">
            <text:p>[eleves.104.3] /20</text:p>
          </table:table-cell>
          <table:table-cell office:value-type="string">
            <text:p>[eleves.104.4]</text:p>
          </table:table-cell>
          <table:table-cell office:value-type="string" table:number-columns-spanned="2" table:number-rows-spanned="1">
            <text:p>[eleves.104.1] /20</text:p>
          </table:table-cell>
          <table:covered-table-cell/>
          <table:table-cell table:style-name="ce66" office:value-type="string" table:number-columns-spanned="2" table:number-rows-spanned="1">
            <text:p>Évaluation du Niveau A2 en LVE</text:p>
          </table:table-cell>
          <table:covered-table-cell table:style-name="ce78"/>
          <table:table-cell table:number-columns-repeated="1017"/>
        </table:table-row>
        <table:table-row table:style-name="ro6">
          <table:table-cell office:value-type="string">
            <text:p>Économie Familiale et Sociale</text:p>
          </table:table-cell>
          <table:table-cell office:value-type="string">
            <text:p>[eleves.105.3] /20</text:p>
          </table:table-cell>
          <table:table-cell office:value-type="string">
            <text:p>[eleves.105.4]</text:p>
          </table:table-cell>
          <table:table-cell office:value-type="string" table:number-columns-spanned="2" table:number-rows-spanned="1">
            <text:p>[eleves.105.1] /20</text:p>
          </table:table-cell>
          <table:covered-table-cell/>
          <table:table-cell table:style-name="ce67"/>
          <table:table-cell table:style-name="ce79" office:value-type="string">
            <text:p>Langue choisie : [eleves.115.1]</text:p>
          </table:table-cell>
          <table:table-cell table:number-columns-repeated="1017"/>
        </table:table-row>
        <table:table-row table:style-name="ro6">
          <table:table-cell office:value-type="string">
            <text:p>Éducation Physique et Sportive</text:p>
          </table:table-cell>
          <table:table-cell office:value-type="string">
            <text:p>[eleves.106.3] /20</text:p>
          </table:table-cell>
          <table:table-cell office:value-type="string">
            <text:p>[eleves.106.4]</text:p>
          </table:table-cell>
          <table:table-cell office:value-type="string" table:number-columns-spanned="2" table:number-rows-spanned="1">
            <text:p>[eleves.106.1] /20</text:p>
          </table:table-cell>
          <table:covered-table-cell/>
          <table:table-cell table:style-name="ce63" office:value-type="string">
            <text:p>[eleves.115.0;if [val]='MS';then 'X';else 'O']</text:p>
          </table:table-cell>
          <table:table-cell table:style-name="ce80" office:value-type="string">
            <text:p>MS <text:span text:style-name="T7">Maîtrise du socle commun</text:span></text:p>
          </table:table-cell>
          <table:table-cell table:number-columns-repeated="1017"/>
        </table:table-row>
        <table:table-row table:style-name="ro6">
          <table:table-cell table:style-name="ce9" office:value-type="string">
            <text:p>Éducation Artistique</text:p>
          </table:table-cell>
          <table:table-cell office:value-type="string">
            <text:p>[eleves.107.3] /20</text:p>
          </table:table-cell>
          <table:table-cell office:value-type="string">
            <text:p>[eleves.107.4]</text:p>
          </table:table-cell>
          <table:table-cell office:value-type="string" table:number-columns-spanned="2" table:number-rows-spanned="1">
            <text:p>[eleves.107.1] /20</text:p>
          </table:table-cell>
          <table:covered-table-cell/>
          <table:table-cell table:style-name="ce63" office:value-type="string">
            <text:p>[eleves.115.0;if [val]='ME';then 'X';else 'O']</text:p>
          </table:table-cell>
          <table:table-cell table:style-name="ce81" office:value-type="string">
            <text:p>ME<text:span text:style-name="T8"> Maîtrise de </text:span><text:span text:style-name="T9">certains éléments du socle commun</text:span><text:span text:style-name="T7"> </text:span></text:p>
          </table:table-cell>
          <table:table-cell table:number-columns-repeated="1017"/>
        </table:table-row>
        <table:table-row table:style-name="ro6">
          <table:table-cell office:value-type="string">
            <text:p>Technologie</text:p>
          </table:table-cell>
          <table:table-cell office:value-type="string">
            <text:p>[eleves.108.3] /20</text:p>
          </table:table-cell>
          <table:table-cell office:value-type="string">
            <text:p>[eleves.108.4]</text:p>
          </table:table-cell>
          <table:table-cell office:value-type="string" table:number-columns-spanned="2" table:number-rows-spanned="1">
            <text:p>[eleves.108.1] /40</text:p>
          </table:table-cell>
          <table:covered-table-cell/>
          <table:table-cell table:number-columns-repeated="1019"/>
        </table:table-row>
        <table:table-row table:style-name="ro6">
          <table:table-cell office:value-type="string">
            <text:p>Note de vie scolaire</text:p>
          </table:table-cell>
          <table:table-cell office:value-type="string">
            <text:p>[eleves.112.3] /20</text:p>
          </table:table-cell>
          <table:table-cell office:value-type="string">
            <text:p>[eleves.112.4]</text:p>
          </table:table-cell>
          <table:table-cell office:value-type="string" table:number-columns-spanned="2" table:number-rows-spanned="1">
            <text:p>[eleves.112.1] /20</text:p>
          </table:table-cell>
          <table:covered-table-cell/>
          <table:table-cell table:style-name="ce68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78"/>
          <table:table-cell table:number-columns-repeated="1017"/>
        </table:table-row>
        <table:table-row table:style-name="ro6">
          <table:table-cell table:style-name="ce10" office:value-type="string">
            <text:p>Option facultative : <text:span text:style-name="T5">histoire des arts</text:span></text:p>
          </table:table-cell>
          <table:table-cell office:value-type="string">
            <text:p>[eleves.118.3] /20</text:p>
          </table:table-cell>
          <table:table-cell office:value-type="string">
            <text:p><text:s/>[eleves.118.4]</text:p>
          </table:table-cell>
          <table:table-cell office:value-type="string" table:number-columns-spanned="2" table:number-rows-spanned="1">
            <text:p>[eleves.118.0]pts*</text:p>
          </table:table-cell>
          <table:covered-table-cell/>
          <table:table-cell table:style-name="ce69"/>
          <table:table-cell table:style-name="ce82" office:value-type="string">
            <text:p>[eleves.130.1]</text:p>
          </table:table-cell>
          <table:table-cell table:number-columns-repeated="1017"/>
        </table:table-row>
        <table:table-row table:style-name="ro7">
          <table:table-cell table:style-name="ce11" office:value-type="string">
            <text:p><text:s text:c="15"/>à titre indicatif</text:p>
          </table:table-cell>
          <table:table-cell table:style-name="ce24"/>
          <table:table-cell table:style-name="ce37"/>
          <table:table-cell table:style-name="ce45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56"/>
          <table:table-cell table:style-name="ce70" office:value-type="string">
            <text:p>[eleves.130.0;if [val]='';then '';if [val]='VA';then 'X';else 'O']</text:p>
          </table:table-cell>
          <table:table-cell table:style-name="ce83" office:value-type="string">
            <text:p><text:span text:style-name="T10">[eleves.130.0;if [val]='';then '';else '</text:span><text:span text:style-name="T11">VA</text:span><text:span text:style-name="T12"> : Niveau A2 de langue régionale validé</text:span><text:span text:style-name="T10">']</text:span></text:p>
          </table:table-cell>
          <table:table-cell table:number-columns-repeated="1017"/>
        </table:table-row>
        <table:table-row table:style-name="ro5">
          <table:table-cell office:value-type="string">
            <text:p><text:s text:c="2"/>Histoire-Géographie</text:p>
          </table:table-cell>
          <table:table-cell table:style-name="ce25" office:value-type="string" table:number-columns-spanned="1" table:number-rows-spanned="2">
            <text:p>[eleves.121.3] /20</text:p>
          </table:table-cell>
          <table:table-cell table:style-name="ce38" office:value-type="string" table:number-columns-spanned="1" table:number-rows-spanned="2">
            <text:p>[eleves.121.4]</text:p>
          </table:table-cell>
          <table:table-cell table:style-name="ce46" office:value-type="string" table:number-columns-spanned="2" table:number-rows-spanned="2">
            <text:p>[eleves.121.0]</text:p>
          </table:table-cell>
          <table:covered-table-cell table:style-name="ce57"/>
          <table:table-cell table:style-name="ce70" office:value-type="string">
            <text:p>[eleves.130.0;if [val]='';then '';if [val]='NV';then 'X';else 'O']</text:p>
          </table:table-cell>
          <table:table-cell table:style-name="ce84" office:value-type="string">
            <text:p><text:span text:style-name="T13">[eleves.130.0;if [val]='';then '';else '</text:span><text:span text:style-name="T14">NV</text:span><text:span text:style-name="T15"> : Niveau A2 de langue régionale non validé</text:span><text:span text:style-name="T13">']</text:span></text:p>
          </table:table-cell>
          <table:table-cell table:number-columns-repeated="1017"/>
        </table:table-row>
        <table:table-row table:style-name="ro5">
          <table:table-cell table:style-name="ce12" office:value-type="string">
            <text:p>Éducation Civique</text:p>
          </table:table-cell>
          <table:covered-table-cell table:style-name="ce26"/>
          <table:covered-table-cell table:style-name="ce39"/>
          <table:covered-table-cell table:style-name="ce47"/>
          <table:covered-table-cell table:style-name="ce58"/>
          <table:table-cell table:style-name="ce71"/>
          <table:table-cell table:style-name="ce85"/>
          <table:table-cell table:number-columns-repeated="1017"/>
        </table:table-row>
        <table:table-row table:style-name="ro5">
          <table:table-cell table:style-name="ce13" office:value-type="string" table:number-columns-spanned="3" table:number-rows-spanned="2">
            <text:p>Avis du Chef d'Etablissement : [eleves.appreciation]</text:p>
          </table:table-cell>
          <table:covered-table-cell table:style-name="ce27"/>
          <table:covered-table-cell table:style-name="ce40"/>
          <table:table-cell table:style-name="ce48" office:value-type="string" table:number-columns-spanned="2" table:number-rows-spanned="2">
            <text:p>DECISION</text:p>
            <text:p>[eleves.decision]</text:p>
          </table:table-cell>
          <table:covered-table-cell table:style-name="ce59"/>
          <table:table-cell table:style-name="ce72"/>
          <table:table-cell table:style-name="ce86" office:value-type="string" table:number-columns-spanned="1" table:number-rows-spanned="2">
            <text:p>Joindre la feuille de position B2I et la fiche d'évaluation niveau A2</text:p>
          </table:table-cell>
          <table:table-cell table:number-columns-repeated="1017"/>
        </table:table-row>
        <table:table-row table:style-name="ro8">
          <table:covered-table-cell table:style-name="ce14"/>
          <table:covered-table-cell table:style-name="ce28"/>
          <table:covered-table-cell table:style-name="ce41"/>
          <table:covered-table-cell table:style-name="ce49"/>
          <table:covered-table-cell table:style-name="ce60"/>
          <table:table-cell table:style-name="ce73"/>
          <table:covered-table-cell table:style-name="ce85"/>
          <table:table-cell table:number-columns-repeated="1017"/>
        </table:table-row>
        <table:table-row table:style-name="ro5">
          <table:table-cell table:style-name="ce15" office:value-type="string" table:number-columns-spanned="5" table:number-rows-spanned="1">
            <text:p>* Seuls les points supérieurs à 10 sont pris en compte 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19"/>
        </table:table-row>
        <table:table-row table:style-name="ro9">
          <table:table-cell table:style-name="ce16" office:value-type="string" table:number-columns-spanned="5" table:number-rows-spanned="1">
            <text:p>[eleves;block=end]</text:p>
          </table:table-cell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number-columns-repeated="1019"/>
        </table:table-row>
        <table:table-row table:style-name="ro10">
          <table:table-cell table:style-name="ce15"/>
          <table:table-cell table:style-name="ce30"/>
          <table:table-cell table:style-name="Default" table:number-columns-repeated="3"/>
          <table:table-cell table:number-columns-repeated="1019"/>
        </table:table-row>
        <table:table-row table:style-name="ro11">
          <table:table-cell table:style-name="ce15"/>
          <table:table-cell table:style-name="ce30"/>
          <table:table-cell table:style-name="Default" table:number-columns-repeated="3"/>
          <table:table-cell table:number-columns-repeated="2"/>
          <table:table-cell table:style-name="ce30" table:number-columns-repeated="3"/>
          <table:table-cell table:number-columns-repeated="1014"/>
        </table:table-row>
        <table:table-row table:style-name="ro11">
          <table:table-cell table:style-name="Default" table:number-columns-repeated="5"/>
          <table:table-cell table:style-name="ce30" table:number-columns-repeated="5"/>
          <table:table-cell table:number-columns-repeated="1014"/>
        </table:table-row>
        <table:table-row table:style-name="ro12">
          <table:table-cell table:style-name="Default" table:number-columns-repeated="5"/>
          <table:table-cell table:style-name="ce74" table:number-columns-repeated="1016"/>
          <table:table-cell table:number-columns-repeated="3"/>
        </table:table-row>
        <table:table-row table:style-name="ro13">
          <table:table-cell table:style-name="Default" table:number-columns-repeated="5"/>
          <table:table-cell table:number-columns-repeated="1019"/>
        </table:table-row>
        <table:table-row table:style-name="ro14">
          <table:table-cell table:style-name="Default" table:number-columns-repeated="5"/>
          <table:table-cell table:number-columns-repeated="1019"/>
        </table:table-row>
      </table:table>
      <table:named-expressions>
        <table:named-range table:name="Excel_BuiltIn_Print_Area_1" table:base-cell-address="$'Techno sans mdp'.$A$1" table:cell-range-address="$'Techno sans mdp'.$A$1:.$G$26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2pt" style:display-name="texte_12pt" style:family="table-cell" style:parent-style-name="Default">
      <style:text-properties fo:font-size="12pt"/>
    </style:style>
    <style:style style:name="texte_5f_8pt" style:display-name="texte_8pt" style:family="table-cell" style:parent-style-name="Default">
      <style:text-properties fo:font-size="8pt"/>
    </style:style>
    <style:style style:name="texte_5f_10pt" style:display-name="texte_10pt" style:family="table-cell" style:parent-style-name="Default">
      <style:text-properties style:use-window-font-color="true" fo:font-size="10pt"/>
    </style:style>
    <style:style style:name="texte_5f_9pt" style:display-name="texte_9pt" style:family="table-cell" style:parent-style-name="Default">
      <style:text-properties fo:font-size="9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06cm" fo:margin-bottom="0.499cm" fo:margin-left="1cm" fo:margin-right="1cm" style:first-page-number="continue" style:scale-to="90%" style:writing-mode="lr-tb"/>
      <style:header-style>
        <style:header-footer-properties fo:min-height="0.751cm" fo:margin-left="1.401cm" fo:margin-right="1.494cm" fo:margin-bottom="0cm"/>
      </style:header-style>
      <style:footer-style>
        <style:header-footer-properties fo:min-height="0.751cm" fo:margin-left="1.401cm" fo:margin-right="1.494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3">13/05/2010</text:date>, <text:time>10:34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chno_20_sans_20_mdp" style:display-name="PageStyle_Techno sans md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D</meta:initial-creator>
    <meta:creation-date>2007-09-21T10:35:53</meta:creation-date>
    <dc:creator>Bouguin Régis</dc:creator>
    <dc:date>2010-05-13T10:34:28</dc:date>
    <meta:print-date>2010-02-02T16:12:14</meta:print-date>
    <meta:generator>OpenOffice.org/3.2$Linux OpenOffice.org_project/320m12$Build-9483</meta:generator>
    <meta:editing-duration>PT03H41M24S</meta:editing-duration>
    <meta:editing-cycles>18</meta:editing-cycles>
    <meta:document-statistic meta:table-count="1" meta:cell-count="88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